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337ab1" officeooo:paragraph-rsid="000ba387" style:font-size-asian="14pt" style:font-size-complex="14pt"/>
    </style:style>
    <style:style style:name="P4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5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3c3fd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7376" officeooo:paragraph-rsid="003c517b" style:font-size-asian="12pt" style:font-size-complex="12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officeooo:paragraph-rsid="003c3fdc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6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8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9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38329e" style:font-size-asian="12pt" style:font-size-complex="12pt"/>
    </style:style>
    <style:style style:name="P2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21" style:family="paragraph" style:parent-style-name="Standard" style:list-style-name="L1">
      <style:text-properties fo:font-size="10pt" officeooo:rsid="003701f2" officeooo:paragraph-rsid="003701f2" style:font-size-asian="10pt" style:font-size-complex="10pt"/>
    </style:style>
    <style:style style:name="P22" style:family="paragraph" style:parent-style-name="Standard" style:list-style-name="L1">
      <style:text-properties fo:font-size="10pt" officeooo:paragraph-rsid="00295675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0ba387" officeooo:paragraph-rsid="000ba387" style:font-size-asian="14pt" style:font-size-complex="14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337ab1" style:font-size-asian="12pt" style:font-size-complex="12pt"/>
    </style:style>
    <style:style style:name="T7" style:family="text">
      <style:text-properties fo:font-size="12pt" officeooo:rsid="0035184a" style:font-size-asian="12pt" style:font-size-complex="12pt"/>
    </style:style>
    <style:style style:name="T8" style:family="text">
      <style:text-properties fo:font-size="12pt" officeooo:rsid="003c845d" style:font-size-asian="12pt" style:font-size-complex="12pt"/>
    </style:style>
    <style:style style:name="T9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7405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337ab1"/>
    </style:style>
    <style:style style:name="T14" style:family="text">
      <style:text-properties style:text-underline-style="solid" style:text-underline-width="auto" style:text-underline-color="font-color" officeooo:rsid="003c845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186b29"/>
    </style:style>
    <style:style style:name="T17" style:family="text">
      <style:text-properties officeooo:rsid="000ba387"/>
    </style:style>
    <style:style style:name="T18" style:family="text">
      <style:text-properties officeooo:rsid="0035fb3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3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 loext:mime-type="image/png"/></draw:frame></text:p>
            <text:p text:style-name="P13">ΕΛΛΗΝΙΚΗ ΔΗΜΟΚΡΑΤΙΑ</text:p>
            <text:p text:style-name="P16"/>
            <text:p text:style-name="P13">ΥΠΟΥΡΓΕΙΟ ΠΑΙΔΕΙΑΣ</text:p>
            <text:p text:style-name="P13">ΕΡΕΥΝΑΣ ΚΑΙ ΘΡΗΣΚΕΥΜΑΤΩΝ</text:p>
            <text:p text:style-name="P13">ΠΕΡΙΦΕΡΕΙΑΚΗ Δ/ΝΣΗ Π/ΘΜΙΑΣ</text:p>
            <text:p text:style-name="P13">ΚΑΙ Δ/ΘΜΙΑΣ ΕΚΠ/ΣΗΣ ΚΡΗΤΗΣ</text:p>
            <text:p text:style-name="P13"/>
            <text:p text:style-name="P13">Δ/ΝΣΗ Δ/ΘΜΙΑΣ ΕΚΠ/ΣΗΣ Ν.ΗΡΑΚΛΕΙΟΥ</text:p>
            <text:p text:style-name="P13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9"><text:span text:style-name="T18">Μοίρες,</text:span> <text:span text:style-name="T16">[PD]</text:span>/<text:span text:style-name="T16">[PM]/[PY]</text:span></text:p>
            <text:p text:style-name="P17"/>
            <text:p text:style-name="P18">Aριθμός πρωτοκόλλου: <text:span text:style-name="T16">[PNO]</text:span></text:p>
          </table:table-cell>
        </table:table-row>
        <table:table-row>
          <table:table-cell table:style-name="Πίνακας1.A1" office:value-type="string">
            <text:p text:style-name="P15"><text:span text:style-name="T1">Μοίρες, Δήμος Φαιστού, </text:span>τ.κ. 70400</text:p>
            <text:p text:style-name="P14">τηλ. 2892023416, φαξ 2892022100</text:p>
            <text:p text:style-name="P12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20">mail@1epal-moiron.ira.sch.gr</text:p>
          </table:table-cell>
          <table:table-cell table:style-name="Πίνακας1.B2" office:value-type="string">
            <text:p text:style-name="P18">Αρίθμ. Απόφασης <text:span text:style-name="T16">[DNO]</text:span>/<text:span text:style-name="T16">[DY]</text:span></text:p>
          </table:table-cell>
        </table:table-row>
      </table:table>
      <text:p text:style-name="P1"/>
      <text:p text:style-name="P2"><text:span text:style-name="T10">Θέμα</text:span>: <text:span text:style-name="T12">Χορήγηση </text:span><text:span text:style-name="T13">ειδικής</text:span><text:span text:style-name="T12"> άδειας </text:span><text:span text:style-name="T13">αιμο</text:span><text:span text:style-name="T14">ληψίας</text:span></text:p>
      <text:p text:style-name="P3"/>
      <text:p text:style-name="P4">Έχοντας υπόψη </text:p>
      <text:p text:style-name="P4"/>
      <text:list xml:id="list3539420429" text:style-name="L1">
        <text:list-item>
          <text:p text:style-name="P21">Τις <text:s/>διατάξεις των <text:s/>άρθρων <text:s/>2 και 50 παρ. 5 του <text:s/>Ν.3528/07 (ΦΕΚ 26/9.2.2007 τ.Α)</text:p>
        </text:list-item>
        <text:list-item>
          <text:p text:style-name="P21">Τις διατάξεις του Ν. 2986/13-02-2002 (ΦΕΚ 24 τΑ) για την οργάνωση των περιφερειακών υπηρεσιών της Π.Ε. και της Δ.Ε.</text:p>
        </text:list-item>
        <text:list-item>
          <text:p text:style-name="P21">Την ΔΙΔΑΔ/Φ.51/538/12254/14-5-2007 εγκύκλιο του Υπουργείου Εσωτερικών</text:p>
        </text:list-item>
        <text:list-item>
          <text:p text:style-name="P21">Την με αρ.πρωτ. <text:s/>74275/Δ2/10-07-2007 εγκύκλιο του <text:s/>ΥΠ.Π.Δ.Β.Μ.Θ.</text:p>
        </text:list-item>
        <text:list-item>
          <text:p text:style-name="P21">Την τροποποίηση των διατάξεων του άρθρου 50, παρ. 5 και του άρθρου 136, παρ. 4 του Ν. 3528/2007 (ΦΕΚ 26 τΑ) του υπαλληλικού κώδικα από τον Ν. 4210/2013 και την ενσωμάτωση της οδηγίας 2010/18/ΕΕ του Ευρωπαϊκού Συμβουλίου στην Εθνική Νομοθεσία με τις διατάξεις του Κεφαλαίου ΣΤ΄ του Ν. 4075/2012</text:p>
        </text:list-item>
        <text:list-item>
          <text:p text:style-name="P21">Τις με αριθμό Φ.351.5/43/67822/Δ1/05-05-2014 (ΑΔΑ: ΒΙΦΓ9-4ΘΑ) και Φ.351.5/85/162843/Δ1/08-10-2014 εγκύκλιους του Υ.ΠΑΙ.Θ.</text:p>
        </text:list-item>
        <text:list-item>
          <text:p text:style-name="P21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 όπως συμπληρώθηκε από το εδάφιο κδ’ της υπ. Αριθμ. Φ.353.1/3/102865/Δ1/4-10-2005 Υ.Α</text:p>
        </text:list-item>
        <text:list-item>
          <text:p text:style-name="P21">Τη με αριθμό Φ353.1/26/153324/Δ1/25-09-2014 (ΦΕΚ 2648 <text:s/>τ. Β΄ /07-10-2014), <text:s/>Υπουργική Απόφαση (καθήκοντα και αρμοδιότητες Διευθυντών Σχολικών Μονάδων) με την οποία τροποποιείται η με αριθμό Φ353.1/324/105657/Δ1/08-10-2002 (ΦΕΚ 1340 τ. Β΄/16-10-2002) Υπουργική Απόφαση <text:s text:c="5"/></text:p>
        </text:list-item>
        <text:list-item>
          <text:p text:style-name="P22"><text:span text:style-name="T17">Την από </text:span><text:span text:style-name="T11">[DATE_OF_REQUEST]</text:span><text:span text:style-name="T17"> και με αριθμ. πρωτ. </text:span><text:span text:style-name="T11">[PROTOCOL_OF_REQUEST]</text:span><text:span text:style-name="T17"> αίτηση [TOY] </text:span><text:span text:style-name="T10">[LAST_NAME_GEN] [FIRST_NAME_GEN]</text:span><text:span text:style-name="T17"> του </text:span><text:span text:style-name="T11">[FATHER_NAME_GEN]</text:span><text:span text:style-name="T17">, εκπαιδευτικού λειτουργού κλάδου </text:span><text:span text:style-name="T11">[SPECIALTY]</text:span><text:span text:style-name="T17">. <text:s/></text:span></text:p>
        </text:list-item>
      </text:list>
      <text:p text:style-name="P9"><text:s text:c="6"/>[EXTRA_DOCUMENT_1]</text:p>
      <text:p text:style-name="P9"><text:s text:c="6"/>[EXTRA_DOCUMENT_2]</text:p>
      <text:p text:style-name="P9"><text:s text:c="6"/>[EXTRA_DOCUMENT_3]</text:p>
      <text:p text:style-name="P9"><text:s text:c="6"/>[EXTRA_DOCUMENT_4]</text:p>
      <text:p text:style-name="P23"><text:span text:style-name="T15">ΑΠΟΦΑΣΙΖΟΥΜΕ</text:span></text:p>
      <text:p text:style-name="P10"><text:span text:style-name="T4">Χορηγούμε </text:span><text:span text:style-name="T5">[STON]</text:span><text:span text:style-name="T4"> </text:span><text:span text:style-name="T10">[LAST_NAME_AIT] [FIRST_NAME_AIT]</text:span><text:span text:style-name="T4"> του </text:span><text:span text:style-name="T9">[FATHER_NAME_GEN],</text:span><text:span text:style-name="T4"> εκπαιδευτικ</text:span><text:span text:style-name="T7">ό</text:span><text:span text:style-name="T4"> κλάδου </text:span><text:span text:style-name="T9">[SPECIALTY]</text:span><text:span text:style-name="T4">, </text:span><text:span text:style-name="T9">[DAYS_DURATION]</text:span><text:span text:style-name="T4"> </text:span><text:span text:style-name="T6">ειδική</text:span><text:span text:style-name="T4"> άδεια απουσίας </text:span><text:span text:style-name="T6">λόγω </text:span><text:span text:style-name="T8">ΑΙΜΟΛΗΨΙΑΣ</text:span><text:span text:style-name="T6"> </text:span><text:span text:style-name="T4">με αποδοχές από </text:span><text:span text:style-name="T9">[STARTING_DATE]</text:span><text:span text:style-name="T4"> έως και </text:span><text:span text:style-name="T9">[ENDING_DATE]</text:span><text:span text:style-name="T4"> για τους λόγους που αναφέρονται στην αίτησή </text:span><text:span text:style-name="T5">[TOY]</text:span><text:span text:style-name="T4">. </text:span></text:p>
      <text:p text:style-name="P6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5"/>
          </table:table-cell>
          <table:table-cell table:style-name="Πίνακας2.A1" office:value-type="string">
            <text:p text:style-name="P8">[MANAGER]</text:p>
            <text:p text:style-name="P7"/>
          </table:table-cell>
        </table:table-row>
        <table:table-row>
          <table:table-cell table:style-name="Πίνακας2.A1" office:value-type="string">
            <text:p text:style-name="P5"/>
          </table:table-cell>
          <table:table-cell table:style-name="Πίνακας2.B2" office:value-type="string">
            <text:p text:style-name="P11"/>
            <text:p text:style-name="P11">[MANAGER_FULL_NAME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8-01-10T12:39:28.180810202</dc:date>
    <dc:creator>Ιωάννης Χαριτάκης</dc:creator>
    <meta:editing-duration>PT56M38S</meta:editing-duration>
    <meta:editing-cycles>29</meta:editing-cycles>
    <meta:generator>LibreOffice/5.4.4.2$Linux_X86_64 LibreOffice_project/4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5" meta:word-count="283" meta:character-count="2315" meta:non-whitespace-character-count="2029"/>
  </office:meta>
</office:document-meta>
</file>